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889d" officeooo:paragraph-rsid="000cb542"/>
    </style:style>
    <style:style style:name="P2" style:family="paragraph" style:parent-style-name="Text_20_body">
      <style:text-properties officeooo:rsid="001e3943" officeooo:paragraph-rsid="000df62f"/>
    </style:style>
    <style:style style:name="P3" style:family="paragraph" style:parent-style-name="Text_20_body">
      <style:text-properties officeooo:rsid="001ae9af" officeooo:paragraph-rsid="000cb542"/>
    </style:style>
    <style:style style:name="P4" style:family="paragraph" style:parent-style-name="Text_20_body">
      <style:text-properties officeooo:paragraph-rsid="000fd50f"/>
    </style:style>
    <style:style style:name="P5" style:family="paragraph" style:parent-style-name="Text_20_body">
      <style:text-properties officeooo:paragraph-rsid="0010e6d3"/>
    </style:style>
    <style:style style:name="P6" style:family="paragraph" style:parent-style-name="Heading">
      <style:text-properties fo:font-size="18pt" fo:font-weight="bold" officeooo:rsid="001a752f" officeooo:paragraph-rsid="000cb542" style:font-size-asian="18pt" style:font-weight-asian="bold" style:font-size-complex="18pt" style:font-weight-complex="bold"/>
    </style:style>
    <style:style style:name="P7" style:family="paragraph" style:parent-style-name="Heading_20_2">
      <style:text-properties officeooo:rsid="001d889d" officeooo:paragraph-rsid="000cb542"/>
    </style:style>
    <style:style style:name="P8" style:family="paragraph" style:parent-style-name="Heading_20_2">
      <style:text-properties officeooo:rsid="001a752f" officeooo:paragraph-rsid="000cb542"/>
    </style:style>
    <style:style style:name="P9" style:family="paragraph" style:parent-style-name="Heading_20_2">
      <style:text-properties officeooo:rsid="001fee05" officeooo:paragraph-rsid="000cb542"/>
    </style:style>
    <style:style style:name="P10" style:family="paragraph" style:parent-style-name="Heading_20_1">
      <style:text-properties officeooo:rsid="001a752f" officeooo:paragraph-rsid="000cb542"/>
    </style:style>
    <style:style style:name="P11" style:family="paragraph" style:parent-style-name="Heading_20_1">
      <style:text-properties officeooo:rsid="001fee05" officeooo:paragraph-rsid="000cb542"/>
    </style:style>
    <style:style style:name="P12" style:family="paragraph" style:parent-style-name="Header">
      <style:text-properties officeooo:rsid="0021bdad" officeooo:paragraph-rsid="000cb542"/>
    </style:style>
    <style:style style:name="T1" style:family="text">
      <style:text-properties officeooo:rsid="001d889d"/>
    </style:style>
    <style:style style:name="T2" style:family="text">
      <style:text-properties officeooo:rsid="001e3943"/>
    </style:style>
    <style:style style:name="T3" style:family="text">
      <style:text-properties officeooo:rsid="001ae9af"/>
    </style:style>
    <style:style style:name="T4" style:family="text">
      <style:text-properties officeooo:rsid="000cb542"/>
    </style:style>
    <style:style style:name="T5" style:family="text">
      <style:text-properties officeooo:rsid="000df62f"/>
    </style:style>
    <style:style style:name="T6" style:family="text">
      <style:text-properties officeooo:rsid="000fd50f"/>
    </style:style>
    <style:style style:name="T7" style:family="text">
      <style:text-properties officeooo:rsid="0010e6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ort lab 1 – Image Filter (<text:span text:style-name="T4">pthreads</text:span>)</text:p>
      <text:h text:style-name="P10" text:outline-level="1">Description</text:h>
      <text:h text:style-name="P7" text:outline-level="2">Blur</text:h>
      <text:p text:style-name="P4"><text:span text:style-name="T4">We start by reading the image and calculate displacements for the given number of threads. Each thread will have a range of rows it's supposed to blur with the given radius.</text:span><text:span text:style-name="T1"> </text:span></text:p>
      <text:p text:style-name="P4"><text:span text:style-name="T4">When the displacements is calculated the only thing we have to do is to create the threads and let them call the blurfilter function. Since we have shared memory every thread will write to the same target image </text:span><text:span text:style-name="T5">so we don't have to do any gathering of the image that we had to do in the MPI version of blur.</text:span><text:span text:style-name="T2"> </text:span><text:span text:style-name="T6">W</text:span><text:span text:style-name="T5">hen the threads are done with the blur all we have to do is join the threads and then write the blurred image to file.</text:span></text:p>
      <text:p text:style-name="P2"><text:span text:style-name="T5">We have also created a couple of structs that contains the arguments each thread need in the blurfilter function. One struct which contains thread private data is created for each thread and another struct is just created once and contains the shared data.</text:span></text:p>
      <text:h text:style-name="P8" text:outline-level="2">Threshold</text:h>
      <text:p text:style-name="P4"><text:span text:style-name="T6">As before w</text:span><text:span text:style-name="T4">e start by reading the image and calculate displacements for the given number of threads. </text:span><text:span text:style-name="T6">The displacements and work amount will in this case point out which pixels each thread is supposed to apply the threshold filter to. Of course we</text:span><text:span text:style-name="T3"> let each process get the same amount of pixels to work with. In the cases where this is not possible we distribute the left over pixels to to as many processes as possible. </text:span></text:p>
      <text:p text:style-name="P3"><text:span text:style-name="T6">We now create the threads and let them call the filter function. Since we now have to calculate the total sum and we are working with shared memory we use a conditional lock on the sum variable to make sure that sum is calculated correctly and that no thread is starting to calculate the average intensity before the sum calculation is completed.</text:span></text:p>
      <text:p text:style-name="P4"><text:span text:style-name="T6">With the average intensity calculated the threads can just loop through their part of the image and apply the threshold filter on the pixels.</text:span></text:p>
      <text:p text:style-name="P4"><text:span text:style-name="T6">At the end we just </text:span><text:span text:style-name="T7">join the threads together and writes the image o file.</text:span></text:p>
      <text:p text:style-name="P5"><text:span text:style-name="T7">As before we have a couple of structs for thread private data and shared data to store the arguments to the filter.</text:span></text:p>
      <text:h text:style-name="P11" text:outline-level="1">Execution times</text:h>
      <text:h text:style-name="P9" text:outline-level="2">Blur</text:h>
      <text:h text:style-name="P9" text:outline-level="2">Threshold</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0cb542"/>
    </style:style>
    <style:style style:name="MT1" style:family="text">
      <style:text-properties officeooo:rsid="000cb54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0<text:span text:style-name="MT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8T10:25:21.34</meta:creation-date>
    <dc:date>2013-05-08T11:38:48.64</dc:date>
    <meta:editing-duration>PT2M54S</meta:editing-duration>
    <meta:editing-cycles>1</meta:editing-cycles>
    <meta:document-statistic meta:table-count="0" meta:image-count="0" meta:object-count="0" meta:page-count="1" meta:paragraph-count="16" meta:word-count="380" meta:character-count="2115" meta:non-whitespace-character-count="1748"/>
    <meta:generator>LibreOffice/4.0.2.2$Windows_x86 LibreOffice_project/4c82dcdd6efcd48b1d8bba66bfe1989deee49c3</meta:generator>
  </office:meta>
</office:document-meta>
</file>